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JUnitResultFormatter.startTestSuite( JUnitTest sui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JUnitResultFormatter.getDocumentBui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JUnitResultFormatter.addFailure( Test test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JUnitResultFormatter.endTest( Test t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JUnitResultFormatter.endTestSuite( JUnitTest sui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JUnitResultFormatter.setSystemOutput( String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JUnitResultFormatter.addError( Test test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JUnitResultFormatter.XMLJUnitResult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JUnitResultFormatter.addFailure( Test test , AssertionFailedError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JUnitResultFormatter.formatOutput( String type ,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JUnitResultFormatter.startTest( Tes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JUnitResultFormatter.getHos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JUnitResultFormatter.formatError( String type , Test test , Throwable 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JUnitResultFormatter.setOutput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JUnitResultFormatter.setSystemError( String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